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ohit Devanagari1" svg:font-family="'Lohit Devanagari'"/>
    <style:font-face style:name="Open Sans" svg:font-family="'Open Sans', Helvetica, Arial, sans-serif"/>
    <style:font-face style:name="PingFang SC" svg:font-family="'PingFang SC', 'Microsoft YaHei', SimHei, Arial, SimSun"/>
    <style:font-face style:name="apple-system" svg:font-family="apple-system, 'SF UI Text', Arial, 'PingFang SC', 'Hiragino Sans GB', 'Microsoft YaHei', 'WenQuanYi Micro Hei', sans-serif, SimHei, SimSu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文泉驿点阵正黑" svg:font-family="文泉驿点阵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1" svg:font-family="文泉驿点阵正黑" style:font-family-generic="system" style:font-pitch="variable"/>
  </office:font-face-decls>
  <office:automatic-styles>
    <style:style style:name="P1" style:family="paragraph" style:parent-style-name="Standard">
      <style:text-properties officeooo:rsid="001d3a11" officeooo:paragraph-rsid="001d3a11"/>
    </style:style>
    <style:style style:name="P2" style:family="paragraph" style:parent-style-name="Standard">
      <style:text-properties officeooo:rsid="001d3a11" officeooo:paragraph-rsid="001ed34b"/>
    </style:style>
    <style:style style:name="P3" style:family="paragraph" style:parent-style-name="Standard">
      <style:text-properties officeooo:rsid="001d42ac" officeooo:paragraph-rsid="001d42ac"/>
    </style:style>
    <style:style style:name="P4" style:family="paragraph" style:parent-style-name="Standard">
      <style:text-properties officeooo:rsid="0022b851" officeooo:paragraph-rsid="0022b851"/>
    </style:style>
    <style:style style:name="P5" style:family="paragraph" style:parent-style-name="Standard">
      <style:text-properties officeooo:rsid="002446fb" officeooo:paragraph-rsid="0024c034"/>
    </style:style>
    <style:style style:name="P6" style:family="paragraph" style:parent-style-name="Standard">
      <style:text-properties officeooo:rsid="0024c034" officeooo:paragraph-rsid="0024c034"/>
    </style:style>
    <style:style style:name="P7" style:family="paragraph" style:parent-style-name="Standard">
      <style:text-properties officeooo:rsid="0025a535" officeooo:paragraph-rsid="0025a535"/>
    </style:style>
    <style:style style:name="P8" style:family="paragraph" style:parent-style-name="Standard">
      <style:text-properties fo:font-variant="normal" fo:text-transform="none" fo:color="#4f4f4f" style:font-name="apple-system" fo:font-size="12pt" fo:letter-spacing="normal" fo:font-style="normal" fo:font-weight="normal" officeooo:rsid="0025a535" officeooo:paragraph-rsid="001ed34b" style:font-name-asian="文泉驿点阵正黑" style:font-size-asian="10.5pt" style:font-style-asian="normal" style:font-weight-asian="bold" style:font-name-complex="Liberation Mono" style:font-size-complex="10.5pt" style:font-weight-complex="bold"/>
    </style:style>
    <style:style style:name="P9" style:family="paragraph" style:parent-style-name="Preformatted_20_Text">
      <style:text-properties fo:font-variant="normal" fo:text-transform="none" fo:color="#000000" fo:letter-spacing="normal" officeooo:rsid="001d3a11" officeooo:paragraph-rsid="001ed34b"/>
    </style:style>
    <style:style style:name="P10" style:family="paragraph" style:parent-style-name="Preformatted_20_Text">
      <style:text-properties fo:font-variant="normal" fo:text-transform="none" fo:color="#000000" fo:letter-spacing="normal" officeooo:paragraph-rsid="00272827"/>
    </style:style>
    <style:style style:name="P11" style:family="paragraph" style:parent-style-name="Preformatted_20_Text">
      <style:text-properties fo:font-variant="normal" fo:text-transform="none" fo:color="#000000" fo:letter-spacing="normal" officeooo:rsid="0029b1b3" officeooo:paragraph-rsid="002affb4"/>
    </style:style>
    <style:style style:name="P12" style:family="paragraph" style:parent-style-name="Preformatted_20_Text">
      <style:text-properties fo:font-variant="normal" fo:text-transform="none" fo:color="#000000" fo:letter-spacing="normal" officeooo:rsid="002ca9db" officeooo:paragraph-rsid="002ca9db"/>
    </style:style>
    <style:style style:name="P13" style:family="paragraph" style:parent-style-name="Preformatted_20_Text">
      <style:text-properties fo:font-variant="normal" fo:text-transform="none" fo:color="#000000" fo:font-size="10.5pt" fo:letter-spacing="normal" officeooo:paragraph-rsid="0028bb35"/>
    </style:style>
    <style:style style:name="P14" style:family="paragraph" style:parent-style-name="Preformatted_20_Text">
      <style:text-properties fo:font-variant="normal" fo:text-transform="none" fo:color="#000000" style:font-name="Courier New" fo:font-size="10.5pt" fo:letter-spacing="normal" fo:font-style="normal" fo:font-weight="normal" officeooo:rsid="0025a535" officeooo:paragraph-rsid="002ca9db" style:font-name-asian="文泉驿点阵正黑" style:font-size-asian="10.5pt" style:font-name-complex="Liberation Mono" style:font-size-complex="10.5pt"/>
    </style:style>
    <style:style style:name="P15" style:family="paragraph" style:parent-style-name="Preformatted_20_Text">
      <style:text-properties fo:font-variant="normal" fo:text-transform="none" fo:color="#000000" style:font-name="Courier New" fo:font-size="10.5pt" fo:letter-spacing="normal" fo:font-style="normal" fo:font-weight="normal" officeooo:rsid="0025a535" officeooo:paragraph-rsid="002ca9db" style:font-name-asian="文泉驿点阵正黑" style:font-size-asian="10.5pt" style:font-size-complex="10.5pt"/>
    </style:style>
    <style:style style:name="P16" style:family="paragraph" style:parent-style-name="Preformatted_20_Text">
      <style:text-properties fo:font-variant="normal" fo:text-transform="none" fo:color="#800000" style:font-name="Courier New" fo:font-size="9pt" fo:letter-spacing="normal" fo:font-style="normal" fo:font-weight="normal" officeooo:paragraph-rsid="00272827"/>
    </style:style>
    <style:style style:name="P17" style:family="paragraph" style:parent-style-name="Preformatted_20_Text">
      <style:text-properties fo:font-variant="normal" fo:text-transform="none" fo:color="#4f4f4f" style:font-name="apple-system" fo:font-size="12pt" fo:letter-spacing="normal" fo:font-style="normal" fo:font-weight="normal" officeooo:rsid="0025a535" officeooo:paragraph-rsid="002ca9db" style:font-name-asian="文泉驿点阵正黑" style:font-size-asian="10.5pt" style:font-name-complex="Liberation Mono" style:font-size-complex="10.5pt"/>
    </style:style>
    <style:style style:name="P18" style:family="paragraph" style:parent-style-name="Preformatted_20_Text">
      <style:text-properties fo:font-variant="normal" fo:text-transform="none" fo:color="#4f4f4f" style:font-name="apple-system" fo:font-size="12pt" fo:letter-spacing="normal" fo:font-style="normal" fo:font-weight="normal" officeooo:rsid="0025a535" officeooo:paragraph-rsid="002ca9db" style:font-name-asian="文泉驿点阵正黑" style:font-size-asian="10.5pt" style:font-style-asian="normal" style:font-weight-asian="bold" style:font-name-complex="Liberation Mono" style:font-size-complex="10.5pt" style:font-weight-complex="bold"/>
    </style:style>
    <style:style style:name="P19" style:family="paragraph" style:parent-style-name="Text_20_body">
      <style:text-properties fo:font-variant="normal" fo:text-transform="none" fo:color="#4f4f4f" style:font-name="apple-system" fo:font-size="12pt" fo:letter-spacing="normal" fo:font-style="normal" fo:font-weight="normal" officeooo:paragraph-rsid="002ca9db" fo:padding="0cm" fo:border="none"/>
    </style:style>
    <style:style style:name="P20" style:family="paragraph" style:parent-style-name="Text_20_body">
      <style:text-properties fo:font-variant="normal" fo:text-transform="none" fo:color="#4f4f4f" style:font-name="PingFang SC" fo:font-size="10.5pt" fo:letter-spacing="normal" fo:font-style="normal" fo:font-weight="normal" officeooo:paragraph-rsid="002ca9db" fo:padding="0cm" fo:border="none"/>
    </style:style>
    <style:style style:name="P21" style:family="paragraph" style:parent-style-name="Text_20_body">
      <style:text-properties fo:font-variant="normal" fo:text-transform="none" fo:color="#4f4f4f" style:font-name="PingFang SC" fo:font-size="10.5pt" fo:letter-spacing="normal" fo:font-style="normal" fo:font-weight="normal" officeooo:rsid="003bd989" officeooo:paragraph-rsid="002ca9db" fo:padding="0cm" fo:border="none"/>
    </style:style>
    <style:style style:name="P22" style:family="paragraph" style:parent-style-name="Text_20_body">
      <style:text-properties fo:font-variant="normal" fo:text-transform="none" fo:color="#4f4f4f" style:font-name="PingFang SC" fo:font-size="10.5pt" fo:letter-spacing="normal" fo:font-style="normal" fo:font-weight="normal" officeooo:rsid="001d3a11" officeooo:paragraph-rsid="00371bf9" fo:padding="0cm" fo:border="none"/>
    </style:style>
    <style:style style:name="P23" style:family="paragraph" style:parent-style-name="Text_20_body">
      <style:text-properties fo:font-variant="normal" fo:text-transform="none" fo:color="#4f4f4f" style:font-name="PingFang SC" fo:font-size="10.5pt" fo:letter-spacing="normal" fo:font-style="normal" fo:font-weight="normal" officeooo:rsid="001d3a11" officeooo:paragraph-rsid="00341db1" fo:padding="0cm" fo:border="none"/>
    </style:style>
    <style:style style:name="P24" style:family="paragraph" style:parent-style-name="Text_20_body">
      <style:text-properties fo:font-variant="normal" fo:text-transform="none" fo:color="#4f4f4f" style:font-name="PingFang SC" fo:font-size="10.5pt" fo:letter-spacing="normal" fo:font-style="normal" fo:font-weight="normal" officeooo:rsid="001d3a11" officeooo:paragraph-rsid="003577a9" fo:padding="0cm" fo:border="none"/>
    </style:style>
    <style:style style:name="P25" style:family="paragraph" style:parent-style-name="Text_20_body">
      <style:text-properties fo:font-variant="normal" fo:text-transform="none" fo:color="#4f4f4f" style:font-name="PingFang SC" fo:font-size="10.5pt" fo:letter-spacing="normal" fo:font-style="normal" fo:font-weight="normal" officeooo:rsid="001d3a11" officeooo:paragraph-rsid="002ca9db" fo:padding="0cm" fo:border="none"/>
    </style:style>
    <style:style style:name="P26" style:family="paragraph" style:parent-style-name="Text_20_body">
      <style:text-properties fo:font-variant="normal" fo:text-transform="none" fo:color="#4f4f4f" style:font-name="PingFang SC" fo:font-size="10.5pt" fo:letter-spacing="normal" fo:font-style="normal" fo:font-weight="normal" officeooo:rsid="0043727b" officeooo:paragraph-rsid="004378f2" fo:padding="0cm" fo:border="none"/>
    </style:style>
    <style:style style:name="P27" style:family="paragraph" style:parent-style-name="Text_20_body">
      <style:text-properties fo:font-variant="normal" fo:text-transform="none" fo:color="#4f4f4f" style:font-name="PingFang SC" fo:font-size="10.5pt" fo:letter-spacing="normal" fo:font-style="normal" fo:font-weight="normal" officeooo:rsid="00444ff1" officeooo:paragraph-rsid="00444ff1" fo:padding="0cm" fo:border="none"/>
    </style:style>
    <style:style style:name="P28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style:font-name="PingFang SC" fo:font-size="10.5pt" fo:letter-spacing="normal" fo:font-style="normal" fo:font-weight="normal" officeooo:rsid="001d3a11" fo:padding="0cm" fo:border="none"/>
    </style:style>
    <style:style style:name="P29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style:font-name="PingFang SC" fo:font-size="10.5pt" fo:letter-spacing="normal" fo:font-style="normal" fo:font-weight="normal" officeooo:rsid="001d3a11" officeooo:paragraph-rsid="0040c977" fo:padding="0cm" fo:border="none"/>
    </style:style>
    <style:style style:name="P30" style:family="paragraph" style:parent-style-name="Heading_20_3">
      <style:text-properties fo:font-variant="normal" fo:text-transform="none" fo:color="#4f4f4f" style:font-name="apple-system" fo:font-size="12pt" fo:letter-spacing="normal" fo:font-style="normal" fo:font-weight="normal" officeooo:rsid="0025a535" officeooo:paragraph-rsid="002feead" style:font-name-asian="文泉驿点阵正黑" style:font-size-asian="10.5pt" style:font-style-asian="normal" style:font-weight-asian="bold" style:font-name-complex="Liberation Mono" style:font-size-complex="10.5pt"/>
    </style:style>
    <style:style style:name="T1" style:family="text">
      <style:text-properties officeooo:rsid="001ed34b"/>
    </style:style>
    <style:style style:name="T2" style:family="text">
      <style:text-properties officeooo:rsid="0024c034"/>
    </style:style>
    <style:style style:name="T3" style:family="text">
      <style:text-properties officeooo:rsid="0025a535"/>
    </style:style>
    <style:style style:name="T4" style:family="text">
      <style:text-properties style:font-name="Courier New" fo:font-style="normal" fo:font-weight="normal" officeooo:rsid="0027a3a8" style:font-name-asian="文泉驿点阵正黑" style:font-size-asian="10.5pt" style:font-size-complex="10.5pt"/>
    </style:style>
    <style:style style:name="T5" style:family="text">
      <style:text-properties style:font-name="Courier New" fo:font-style="normal" fo:font-weight="normal" officeooo:rsid="0024c034" style:font-name-asian="文泉驿点阵正黑" style:font-size-asian="10.5pt" style:font-size-complex="10.5pt"/>
    </style:style>
    <style:style style:name="T6" style:family="text">
      <style:text-properties style:font-name="Courier New" fo:font-style="normal" fo:font-weight="normal" officeooo:rsid="0025a535" style:font-name-asian="文泉驿点阵正黑" style:font-size-asian="10.5pt" style:font-size-complex="10.5pt"/>
    </style:style>
    <style:style style:name="T7" style:family="text">
      <style:text-properties style:font-name="Courier New" fo:font-style="normal" fo:font-weight="normal" officeooo:rsid="0028bb35" style:font-name-asian="文泉驿点阵正黑" style:font-size-asian="10.5pt" style:font-size-complex="10.5pt"/>
    </style:style>
    <style:style style:name="T8" style:family="text">
      <style:text-properties style:font-name="Courier New" fo:font-size="9pt" fo:font-style="normal" fo:font-weight="normal"/>
    </style:style>
    <style:style style:name="T9" style:family="text">
      <style:text-properties style:font-name="Courier New" fo:font-size="10.5pt" fo:font-style="normal" fo:font-weight="normal" officeooo:rsid="0027a3a8" style:font-name-asian="文泉驿点阵正黑" style:font-size-asian="10.5pt" style:font-size-complex="10.5pt"/>
    </style:style>
    <style:style style:name="T10" style:family="text">
      <style:text-properties style:font-name="Courier New" fo:font-size="10.5pt" fo:font-style="normal" fo:font-weight="normal" officeooo:rsid="0025a535" style:font-name-asian="文泉驿点阵正黑" style:font-size-asian="10.5pt" style:font-size-complex="10.5pt"/>
    </style:style>
    <style:style style:name="T11" style:family="text">
      <style:text-properties fo:color="#800000" style:font-name="Courier New" fo:font-size="9pt" fo:font-style="normal" fo:font-weight="normal"/>
    </style:style>
    <style:style style:name="T12" style:family="text">
      <style:text-properties fo:color="#800000" style:font-name="Courier New" fo:font-size="9pt" fo:font-style="normal" fo:font-weight="normal" officeooo:rsid="00272827" style:font-name-asian="Courier New" style:font-size-asian="9pt" style:font-style-asian="normal" style:font-weight-asian="normal"/>
    </style:style>
    <style:style style:name="T13" style:family="text">
      <style:text-properties fo:color="#800000" style:font-name="Courier New" fo:font-size="9pt" fo:font-style="normal" fo:font-weight="normal" officeooo:rsid="00272827"/>
    </style:style>
    <style:style style:name="T14" style:family="text">
      <style:text-properties fo:color="#24292e" style:font-name="文泉驿点阵正黑" fo:font-style="normal" fo:font-weight="normal" officeooo:rsid="0028bb35" style:font-size-asian="10.5pt" style:font-size-complex="10.5pt"/>
    </style:style>
    <style:style style:name="T15" style:family="text">
      <style:text-properties fo:color="#24292e" style:font-name="文泉驿点阵正黑" fo:font-size="10.5pt" fo:font-style="normal" fo:font-weight="normal" officeooo:rsid="0028bb35" style:font-size-asian="10.5pt" style:font-size-complex="10.5pt"/>
    </style:style>
    <style:style style:name="T16" style:family="text">
      <style:text-properties officeooo:rsid="002feead"/>
    </style:style>
    <style:style style:name="T17" style:family="text">
      <style:text-properties style:font-weight-complex="bold"/>
    </style:style>
    <style:style style:name="T18" style:family="text">
      <style:text-properties style:font-name="PingFang SC" fo:font-size="10.5pt"/>
    </style:style>
    <style:style style:name="T19" style:family="text">
      <style:text-properties style:font-name="PingFang SC" fo:font-size="10.5pt" officeooo:rsid="0032c47e"/>
    </style:style>
    <style:style style:name="T20" style:family="text">
      <style:text-properties style:font-name="PingFang SC" fo:font-size="12pt" fo:font-style="normal" fo:font-weight="normal"/>
    </style:style>
    <style:style style:name="T21" style:family="text">
      <style:text-properties officeooo:rsid="0025a535" style:font-name-asian="PingFang SC" style:font-size-asian="10.5pt" style:font-style-asian="normal" style:font-weight-asian="normal" style:font-name-complex="Liberation Mono" style:font-size-complex="10.5pt" style:font-weight-complex="bold"/>
    </style:style>
    <style:style style:name="T22" style:family="text">
      <style:text-properties style:font-name-asian="PingFang SC" style:font-size-asian="12pt" style:font-style-asian="normal" style:font-weight-asian="normal"/>
    </style:style>
    <style:style style:name="T23" style:family="text">
      <style:text-properties officeooo:rsid="003bd989"/>
    </style:style>
    <style:style style:name="T24" style:family="text">
      <style:text-properties fo:color="#343434"/>
    </style:style>
    <style:style style:name="T25" style:family="text">
      <style:text-properties fo:color="#343434" style:font-name="Open Sans" fo:font-size="12pt" fo:font-weight="bold"/>
    </style:style>
    <style:style style:name="T26" style:family="text">
      <style:text-properties fo:color="#343434" officeooo:rsid="003e961e"/>
    </style:style>
    <style:style style:name="T27" style:family="text">
      <style:text-properties fo:color="#343434" officeooo:rsid="003e961e" style:font-name-asian="PingFang SC" style:font-size-asian="12pt" style:font-style-asian="normal" style:font-weight-asian="normal"/>
    </style:style>
    <style:style style:name="T28" style:family="text">
      <style:text-properties fo:color="#343434" fo:font-size="12pt" officeooo:rsid="003e961e"/>
    </style:style>
    <style:style style:name="T29" style:family="text">
      <style:text-properties officeooo:rsid="004372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aconda中Python版本切换命令：</text:p>
      <text:p text:style-name="P1">创建3.5版本：conda create -n py35 python=3.5 anaconda</text:p>
      <text:p text:style-name="P1">激活3.5版本：source activate py35</text:p>
      <text:p text:style-name="P1"><text:bookmark-start text:name="__DdeLink__4_587269901"/>注销3.5版本<text:bookmark-end text:name="__DdeLink__4_587269901"/>：source deactivate</text:p>
      <text:p text:style-name="P1"/>
      <text:p text:style-name="P1">指定版本创建虚拟环境：</text:p>
      <text:p text:style-name="P3">创建3.5版本：virtualenv -p /usr/local/anaconda3/envs/py35/bin/python3.5 venv</text:p>
      <text:p text:style-name="P2">激活3.5版本：source <text:s/><text:span text:style-name="T1">venv/bin/activate</text:span></text:p>
      <text:p text:style-name="P2">注<text:span text:style-name="T3">销3.5版</text:span>本:<text:span text:style-name="T1">deactivate</text:span></text:p>
      <text:p text:style-name="P8"/>
      <text:p text:style-name="P2"/>
      <text:p text:style-name="P4">github远程配置:</text:p>
      <text:p text:style-name="P5">1、本地<text:span text:style-name="T2">/home/260137/PycharmProjects/flasky创建flasky仓库；</text:span></text:p>
      <text:p text:style-name="P6">2、g<text:span text:style-name="T3">ithub远程创建空仓库flask,不带README文件；</text:span></text:p>
      <text:p text:style-name="P7">3、终端执行</text:p>
      <text:p text:style-name="P9"><text:span text:style-name="T8">ssh-keygen -t rsa -C </text:span><text:span text:style-name="T11">"</text:span><text:a xlink:type="simple" xlink:href="mailto:sishuiyibai@163.com" text:style-name="Internet_20_link" text:visited-style-name="Visited_20_Internet_20_Link"><text:span text:style-name="T12">sishuiyibai@163.com</text:span></text:a><text:span text:style-name="T11">"</text:span></text:p>
      <text:p text:style-name="P10"><text:span text:style-name="T13">创建ssh密钥文件：</text:span><text:span text:style-name="T11">id_rsa. 和id_rsa.pub.</text:span></text:p>
      <text:p text:style-name="P16"/>
      <text:p text:style-name="P13"><text:span text:style-name="T4">4、</text:span><text:span text:style-name="T5">g</text:span><text:span text:style-name="T6">ithub远程</text:span><text:span text:style-name="T7">setting/</text:span><text:span text:style-name="T14">SSH keys&amp;GPG keys中配置id_rsa.pub密钥文件</text:span></text:p>
      <text:p text:style-name="P11"><text:span text:style-name="T15">5</text:span><text:span text:style-name="T9">、</text:span><text:span text:style-name="T10">终端执行</text:span></text:p>
      <text:p text:style-name="P12"><text:span text:style-name="T10">git remote add origin </text:span><text:a xlink:type="simple" xlink:href="mailto:git@github.com" text:style-name="Internet_20_link" text:visited-style-name="Visited_20_Internet_20_Link"><text:span text:style-name="T10">git@github.com</text:span></text:a><text:span text:style-name="T10">:sishuiyibai/flasky.git</text:span></text:p>
      <text:p text:style-name="P15"/>
      <text:p text:style-name="P14">git push -u origin master</text:p>
      <text:p text:style-name="P14">将本地仓库推送至github远程flasky仓库中</text:p>
      <text:p text:style-name="P14"/>
      <text:p text:style-name="P17">Anaconda虚拟环境管理：</text:p>
      <text:h text:style-name="P30" text:outline-level="3"><text:bookmark text:name="列出所有的环境"/><text:span text:style-name="T17">列出所有的环境</text:span>：con<text:span text:style-name="T16">da </text:span>info<text:span text:style-name="T16"> --envs</text:span></text:h>
      <text:p text:style-name="P19"><text:span text:style-name="T21">删除环境（不要乱删啊啊啊）:</text:span><text:span text:style-name="T18">conda remove -n py3</text:span><text:span text:style-name="T19">5</text:span><text:span text:style-name="T18"> –all</text:span></text:p>
      <text:p text:style-name="P20"/>
      <text:p text:style-name="P22">pycharm安装：</text:p>
      <text:p text:style-name="P23">tar -xvzf pycharm-professional-2017.1.2.tar.gz -C /usr/local/pycharm/</text:p>
      <text:p text:style-name="P24">pycharm service license:<text:bookmark-start text:name="__DdeLink__145_1758790631"/>https://idea.ouyanglol.com/<text:bookmark-end text:name="__DdeLink__145_1758790631"/></text:p>
      <text:p text:style-name="P25">版本控制：</text:p>
      <text:p text:style-name="P25">创建新项目文件夹<text:span text:style-name="T29">myflaskapp,添加项目文件</text:span></text:p>
      <text:p text:style-name="P26">执行以下等命令：</text:p>
      <text:p text:style-name="P26">git init；</text:p>
      <text:p text:style-name="P27">git config –global user.name “sishuiyibai”</text:p>
      <text:p text:style-name="P27">git config –global user.email “<text:a xlink:type="simple" xlink:href="mailto:sishuiyibai@163.com" text:style-name="Internet_20_link" text:visited-style-name="Visited_20_Internet_20_Link">sishuiyibai@163.com</text:a>”</text:p>
      <text:p text:style-name="P27"/>
      <text:p text:style-name="P25">Alt+9打开版本控制窗口，切换到local change栏，蓝色：与远程仓库同步后本地修改的文件，绿色：新增但还没有commit的文件，</text:p>
      <text:p text:style-name="P25">Unversioned Files ：添加入该项目文件夹中的文件，但还没有被git跟踪；</text:p>
      <text:p text:style-name="P25"><text:soft-page-break/><text:span text:style-name="T22">当被跟踪的文件里面有不想跟踪的文件时，使用命令</text:span>git rm<text:span text:style-name="T22">删除文件。如：</text:span></text:p>
      <text:p text:style-name="P28">git rm --cached readme1.txt <text:span text:style-name="T22">删除</text:span>readme1.txt<text:span text:style-name="T22">的跟踪，并保留在本地。</text:span></text:p>
      <text:p text:style-name="P29">git rm --f readme1.txt <text:span text:style-name="T22">删除</text:span>readme1.txt<text:span text:style-name="T22">的跟踪，并且删除本地文件。</text:span></text:p>
      <text:p text:style-name="P29"><text:span text:style-name="T22">然后</text:span>git commit<text:span text:style-name="T22">即可。但是</text:span>git status<text:span text:style-name="T22">查看状态时还是会列出来。</text:span></text:p>
      <text:p text:style-name="P21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Lohit Devanagari1" svg:font-family="'Lohit Devanagari'"/>
    <style:font-face style:name="Open Sans" svg:font-family="'Open Sans', Helvetica, Arial, sans-serif"/>
    <style:font-face style:name="PingFang SC" svg:font-family="'PingFang SC', 'Microsoft YaHei', SimHei, Arial, SimSun"/>
    <style:font-face style:name="apple-system" svg:font-family="apple-system, 'SF UI Text', Arial, 'PingFang SC', 'Hiragino Sans GB', 'Microsoft YaHei', 'WenQuanYi Micro Hei', sans-serif, SimHei, SimSu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文泉驿点阵正黑" svg:font-family="文泉驿点阵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1" svg:font-family="文泉驿点阵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点阵正黑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点阵正黑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点阵正黑1" style:font-family-asian="文泉驿点阵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09:05:23.343473037</meta:creation-date>
    <dc:date>2018-03-29T16:59:38.841847341</dc:date>
    <meta:editing-duration>PT5H11M29S</meta:editing-duration>
    <meta:editing-cycles>35</meta:editing-cycles>
    <meta:generator>LibreOffice/4.3.7.2$Linux_X86_64 LibreOffice_project/430$Build-2</meta:generator>
    <meta:document-statistic meta:table-count="0" meta:image-count="0" meta:object-count="0" meta:page-count="2" meta:paragraph-count="37" meta:word-count="439" meta:character-count="1232" meta:non-whitespace-character-count="1169"/>
  </office:meta>
</office:document-meta>
</file>